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2cd9d" officeooo:paragraph-rsid="0002cd9d"/>
    </style:style>
    <style:style style:name="P2" style:family="paragraph" style:parent-style-name="Text_20_body">
      <style:text-properties officeooo:rsid="00031e18" officeooo:paragraph-rsid="00031e18"/>
    </style:style>
    <style:style style:name="P3" style:family="paragraph" style:parent-style-name="Text_20_body">
      <style:text-properties officeooo:rsid="000370f5" officeooo:paragraph-rsid="000370f5"/>
    </style:style>
    <style:style style:name="P4" style:family="paragraph" style:parent-style-name="Text_20_body">
      <style:text-properties officeooo:rsid="00039d91" officeooo:paragraph-rsid="00039d91"/>
    </style:style>
    <style:style style:name="P5" style:family="paragraph" style:parent-style-name="Title">
      <style:text-properties officeooo:rsid="0002cd9d" officeooo:paragraph-rsid="0002cd9d"/>
    </style:style>
    <style:style style:name="P6" style:family="paragraph" style:parent-style-name="Text_20_body">
      <style:text-properties officeooo:rsid="00039d91" officeooo:paragraph-rsid="00039d91"/>
    </style:style>
    <style:style style:name="P7" style:family="paragraph" style:parent-style-name="Text_20_body">
      <style:text-properties officeooo:rsid="00057333" officeooo:paragraph-rsid="00057333"/>
    </style:style>
    <style:style style:name="P8" style:family="paragraph" style:parent-style-name="Text_20_body">
      <style:text-properties officeooo:rsid="0008b8aa" officeooo:paragraph-rsid="0008b8aa"/>
    </style:style>
    <style:style style:name="P9" style:family="paragraph" style:parent-style-name="Text_20_body">
      <style:text-properties officeooo:rsid="0009f76a" officeooo:paragraph-rsid="0009f76a"/>
    </style:style>
    <style:style style:name="P10" style:family="paragraph" style:parent-style-name="Text_20_body">
      <style:paragraph-properties fo:padding="0.074cm" fo:border-left="none" fo:border-right="none" fo:border-top="none" fo:border-bottom="0.99pt solid #000000" style:join-border="false"/>
      <style:text-properties officeooo:rsid="00039d91" officeooo:paragraph-rsid="00039d91"/>
    </style:style>
    <style:style style:name="T1" style:family="text">
      <style:text-properties officeooo:rsid="00031e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tokoll Treffen 29.08.13</text:p>
      <text:p text:style-name="P1"/>
      <text:p text:style-name="P1">Paketbasierendes System</text:p>
      <text:p text:style-name="P1"/>
      <text:p text:style-name="P1">Für mehrere Automaten auslegen?</text:p>
      <text:p text:style-name="P1"/>
      <text:p text:style-name="P1">Header: Payloadlänge, Timestamp, (Senderadresse, Empfängeradresse), Position in Gesamtnachricht , <text:span text:style-name="T1">Generatorpolynom basierend auf Zufall</text:span></text:p>
      <text:p text:style-name="P1">TODO: Payload: 128 byte? <text:s/>Wo liegt die Maximalgrenze an <text:span text:style-name="T1">nichtfragmentierenden TYP/IP Packages? Kann der Wiznet Chip Packet Fragmentation oder nicht?</text:span></text:p>
      <text:p text:style-name="P1"/>
      <text:p text:style-name="P2">Paketende (in der Bytezählung mit einbezogen): CRC Checksumme. TODO: Checksummenlänge?</text:p>
      <text:p text:style-name="P2"/>
      <text:p text:style-name="P3">Verschlüsselung durch AES? Machbar? Gibt es irgendein Paket von TI welches leicht zu implementieren ist? TODO: Nachschauen und schlau machen.</text:p>
      <text:p text:style-name="P3"/>
      <text:p text:style-name="P4">TODO: C Datenstruktur für ein Beispielpaket entwerfen</text:p>
      <text:p text:style-name="P4"/>
      <text:p text:style-name="P4">TODO: Statemachine Zustände überlegen, aufschreiben und in der Dropbox zur Verfügung stellen.</text:p>
      <text:p text:style-name="P10"/>
      <text:p text:style-name="P4"/>
      <text:p text:style-name="P7">Mikrocontroller handelt lediglich die Hardware und hat die verschiedenen Positionen einprogrammiert. Er dient also als Schnittstelle zu einer Software auf eine Rechner, der die Lagerlogik handelt.</text:p>
      <text:p text:style-name="P7"/>
      <text:p text:style-name="P7"/>
      <text:p text:style-name="P8">Mittwoch 11.09.2013 16:15 Termin Ihle</text:p>
      <text:p text:style-name="P8"/>
      <text:p text:style-name="P9">Gantner Bestellen. Mailaddy raussuch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9T12:19:34.105000000</meta:creation-date>
    <dc:date>2013-08-29T18:02:51.999000000</dc:date>
    <meta:editing-duration>PT1H58M21S</meta:editing-duration>
    <meta:editing-cycles>7</meta:editing-cycles>
    <meta:generator>LibreOffice/4.1.0.4$Windows_x86 LibreOffice_project/89ea49ddacd9aa532507cbf852f2bb22b1ace28</meta:generator>
    <meta:document-statistic meta:table-count="0" meta:image-count="0" meta:object-count="0" meta:page-count="1" meta:paragraph-count="12" meta:word-count="126" meta:character-count="1008" meta:non-whitespace-character-count="893"/>
  </office:meta>
</office:document-meta>
</file>